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29099" officeooo:paragraph-rsid="003b31aa"/>
    </style:style>
    <style:style style:name="P2" style:family="paragraph" style:parent-style-name="Heading_20_1" style:master-page-name="Right_20_Page">
      <style:paragraph-properties style:page-number="auto"/>
      <style:text-properties officeooo:rsid="00329099" officeooo:paragraph-rsid="003b31aa"/>
    </style:style>
    <style:style style:name="P3" style:family="paragraph" style:parent-style-name="Heading_20_2">
      <style:text-properties officeooo:paragraph-rsid="003b31aa"/>
    </style:style>
    <style:style style:name="P4" style:family="paragraph" style:parent-style-name="Heading_20_3">
      <style:text-properties officeooo:rsid="00329099" officeooo:paragraph-rsid="003b31aa"/>
    </style:style>
    <style:style style:name="P5" style:family="paragraph" style:parent-style-name="Heading_20_3">
      <style:text-properties officeooo:paragraph-rsid="003b31aa"/>
    </style:style>
    <style:style style:name="T1" style:family="text">
      <style:text-properties officeooo:rsid="00329099"/>
    </style:style>
    <style:style style:name="T2" style:family="text">
      <style:text-properties officeooo:rsid="0032c3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Such Great Heights</text:h>
      <text:p text:style-name="P3">(<text:span text:style-name="T1">The Postal Service</text:span>)</text:p>
      <text:p text:style-name="P4">[INTRO]</text:p>
      <text:p text:style-name="P1">G <text:s/>D <text:s/>C <text:s text:c="2"/>G <text:s/>D </text:p>
      <text:p text:style-name="P1">G <text:s/>D <text:s/>C <text:s text:c="2"/>G <text:s/>D </text:p>
      <text:p text:style-name="P5">[VERSE 1]</text:p>
      <text:p text:style-name="P1">G <text:s text:c="19"/>D</text:p>
      <text:p text:style-name="P1">I am thinking it's a sign that the freckles</text:p>
      <text:p text:style-name="P1"><text:s text:c="7"/>C <text:s text:c="25"/>G</text:p>
      <text:p text:style-name="P1">in our eyes are mirror images and when </text:p>
      <text:p text:style-name="P1"><text:s text:c="16"/>D</text:p>
      <text:p text:style-name="P1">we kiss they're perfectly aligned</text:p>
      <text:p text:style-name="P1"><text:s text:c="4"/>G <text:s text:c="13"/>D</text:p>
      <text:p text:style-name="P1">And I have to speculate that God himself</text:p>
      <text:p text:style-name="P1"><text:s text:c="4"/>C <text:s text:c="25"/>G</text:p>
      <text:p text:style-name="P1">did make us into corresponding shapes like</text:p>
      <text:p text:style-name="P1"><text:s text:c="7"/>D</text:p>
      <text:p text:style-name="P1">puzzle pieces from the clay</text:p>
      <text:p text:style-name="P1">G <text:s text:c="22"/>D</text:p>
      <text:p text:style-name="P1">True it may seem like a stretch, but</text:p>
      <text:p text:style-name="P1"><text:s text:c="28"/>C </text:p>
      <text:p text:style-name="P1">its thoughts like this that catch my troubled</text:p>
      <text:p text:style-name="P1"><text:s text:c="18"/>G <text:s text:c="3"/></text:p>
      <text:p text:style-name="P1">head when you're away </text:p>
      <text:p text:style-name="P1"><text:s text:c="10"/>D</text:p>
      <text:p text:style-name="P1">when I am missing you to death</text:p>
      <text:p text:style-name="P1">G <text:s text:c="28"/>D</text:p>
      <text:p text:style-name="P1">When you are out there on the road for</text:p>
      <text:p text:style-name="P1"><text:s text:c="17"/>C </text:p>
      <text:p text:style-name="P1">several weeks of shows, and when you scan</text:p>
      <text:p text:style-name="P1"><text:s text:c="8"/>G <text:s text:c="12"/>D</text:p>
      <text:p text:style-name="P1">the radio I hope this song will guide you home</text:p>
      <text:p text:style-name="P1"/>
      <text:p text:style-name="P1"/>
      <text:p text:style-name="P5"><text:soft-page-break/>[CHORUS]</text:p>
      <text:p text:style-name="P1">G <text:s text:c="27"/>D</text:p>
      <text:p text:style-name="P1">They will see us waving from such great</text:p>
      <text:p text:style-name="P1"><text:s text:c="16"/>C <text:s text:c="16"/>G <text:s text:c="3"/>D</text:p>
      <text:p text:style-name="P1">heights, "come down now" they'll say</text:p>
      <text:p text:style-name="P1"><text:s text:c="4"/>G <text:s text:c="28"/>D</text:p>
      <text:p text:style-name="P1">but everything looks perfect from far away,</text:p>
      <text:p text:style-name="P1"><text:s text:c="7"/>C <text:s text:c="20"/>G <text:s text:c="3"/>D</text:p>
      <text:p text:style-name="P1">"come down now", but we'll stay</text:p>
      <text:p text:style-name="P5">[VERSE 2]</text:p>
      <text:p text:style-name="P1">G <text:s text:c="17"/>D</text:p>
      <text:p text:style-name="P1">I tried my best to leave this <text:span text:style-name="T2">all</text:span> on your</text:p>
      <text:p text:style-name="P1"><text:s text:c="3"/>C <text:s text:c="31"/>G</text:p>
      <text:p text:style-name="P1">machine but the persistent beat, it sounded</text:p>
      <text:p text:style-name="P1"><text:s text:c="5"/>D</text:p>
      <text:p text:style-name="P1">thin upon <text:span text:style-name="T2">the sending, and</text:span></text:p>
      <text:p text:style-name="P1">G <text:s text:c="21"/>D</text:p>
      <text:p text:style-name="P1">That, frankly will not fly, you will hear</text:p>
      <text:p text:style-name="P1"><text:s text:c="14"/>C </text:p>
      <text:p text:style-name="P1">the shrillest highs and lowest lows with</text:p>
      <text:p text:style-name="P1"><text:s text:c="12"/>G <text:s text:c="17"/>D</text:p>
      <text:p text:style-name="P1">the windows down, when this is guiding you home</text:p>
      <text:p text:style-name="P5">[CHORUS]</text:p>
      <text:p text:style-name="P1">G <text:s text:c="27"/>D</text:p>
      <text:p text:style-name="P1">They will see us waving from such great</text:p>
      <text:p text:style-name="P1"><text:s text:c="16"/>C <text:s text:c="16"/>G <text:s text:c="3"/>D</text:p>
      <text:p text:style-name="P1">heights, "come down now" they'll say</text:p>
      <text:p text:style-name="P1"><text:s text:c="4"/>G <text:s text:c="28"/>D</text:p>
      <text:p text:style-name="P1">but everything looks perfect from far away,</text:p>
      <text:p text:style-name="P1"><text:s text:c="7"/>C <text:s text:c="20"/>G <text:s text:c="3"/>D</text:p>
      <text:p text:style-name="P1">"come down now", but we'll stay</text:p>
      <text:p text:style-name="P5">[OUTRO]</text:p>
      <text:p text:style-name="P1">G <text:s/>D <text:s/>C <text:s text:c="2"/>G <text:s/>D </text:p>
      <text:p text:style-name="P1">G <text:s/>D <text:s/>C <text:s text:c="2"/>G <text:s/>D <text:s/>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7M50S</meta:editing-duration>
    <meta:editing-cycles>44</meta:editing-cycles>
    <meta:generator>LibreOffice/5.2.7.2$Linux_X86_64 LibreOffice_project/20m0$Build-2</meta:generator>
    <dc:title>Lyrics + Chords</dc:title>
    <dc:date>2017-10-14T08:05:09.379029851</dc:date>
    <meta:print-date>2017-04-03T12:23:29.985893000</meta:print-date>
    <meta:document-statistic meta:table-count="0" meta:image-count="0" meta:object-count="0" meta:page-count="2" meta:paragraph-count="66" meta:word-count="281" meta:character-count="1877" meta:non-whitespace-character-count="99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